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textarea-vertical-align="bottom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0.945cm"/>
    </style:style>
    <style:style style:name="ce1" style:family="table-cell">
      <loext:graphic-properties draw:fill-color="#e6e6e6" style:repeat="repeat"/>
      <style:paragraph-properties fo:margin-top="0cm" fo:margin-bottom="0cm">
        <style:tab-stops/>
      </style:paragraph-properties>
    </style:style>
    <style:style style:name="ce2" style:family="table-cell">
      <loext:graphic-properties style:repeat="repeat"/>
      <style:paragraph-properties fo:margin-top="0cm" fo:margin-bottom="0cm">
        <style:tab-stops/>
      </style:paragraph-properties>
    </style:style>
    <style:style style:name="P1" style:family="paragraph">
      <style:paragraph-properties fo:text-align="end"/>
      <style:text-properties fo:font-size="26pt" style:font-size-asian="26pt" style:font-size-complex="26pt"/>
    </style:style>
    <style:style style:name="P2" style:family="paragraph">
      <loext:graphic-properties draw:fill-color="#ffffff"/>
      <style:paragraph-properties fo:text-align="end"/>
      <style:text-properties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>
        <style:tab-stops/>
      </style:paragraph-properties>
    </style:style>
    <style:style style:name="P5" style:family="paragraph">
      <style:text-properties style:font-name="Ubuntu Mono"/>
    </style:style>
    <style:style style:name="P6" style:family="paragraph">
      <style:paragraph-properties fo:margin-left="2cm" fo:margin-right="0cm" fo:text-indent="0cm"/>
    </style:style>
    <style:style style:name="P7" style:family="paragraph">
      <style:paragraph-properties fo:margin-left="0cm" fo:margin-right="0cm" fo:text-indent="0cm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Ubuntu Mono" fo:font-weight="bold" style:font-weight-asian="bold" style:font-weight-complex="bold"/>
    </style:style>
    <style:style style:name="T5" style:family="text">
      <style:text-properties style:font-name="Ubuntu Mono"/>
    </style:style>
    <style:style style:name="T6" style:family="text">
      <style:text-properties style:font-name="Ubuntu Mono" fo:font-size="32pt" style:font-size-asian="32pt" style:font-size-complex="32pt"/>
    </style:style>
    <style:style style:name="T7" style:family="text">
      <style:text-properties style:font-name="Liberation Sans1"/>
    </style:style>
    <style:style style:name="T8" style:family="text">
      <style:text-properties style:font-name="Ubuntu Mono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nappy Ubuntu Core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James Henstridge</text:span></text:p>
            <text:p text:style-name="P1"><text:span text:style-name="T1">james@jamesh.id.a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imelin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2012: Ubuntu ported to Nexus 7</text:p>
                <text:list>
                  <text:list-item>
                    <text:p>Standard Ubuntu desktop</text:p>
                  </text:list-item>
                </text:list>
              </text:list-item>
              <text:list-item>
                <text:p>2013: Ubuntu Touch project launched</text:p>
                <text:list>
                  <text:list-item>
                    <text:p>Touch oriented UI</text:p>
                  </text:list-item>
                  <text:list-item>
                    <text:p>Read-only image based updates, Click packages</text:p>
                  </text:list-item>
                  <text:list-item>
                    <text:p>Hardware released in 2015</text:p>
                  </text:list-item>
                </text:list>
              </text:list-item>
              <text:list-item>
                <text:p>2014: Snappy Ubuntu Core</text:p>
                <text:list>
                  <text:list-item>
                    <text:p>Strips UI from Touch to provide a co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nappy Overview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mall base image (“Ubuntu Core”)</text:p>
              </text:list-item>
              <text:list-item>
                <text:p>Does not replace traditional Ubuntu</text:p>
              </text:list-item>
              <text:list-item>
                <text:p>Read-only root file system, allowing for transactional updates</text:p>
              </text:list-item>
              <text:list-item>
                <text:p>Applications isolated from base system and each other</text:p>
                <text:list>
                  <text:list-item>
                    <text:p>applications confined with AppArmor</text:p>
                  </text:list-item>
                  <text:list-item>
                    <text:p>stored separate from base image</text:p>
                  </text:list-item>
                </text:list>
              </text:list-item>
              <text:list-item>
                <text:p>Can be augmented with “frameworks” to provide additional functionality to app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ossible Use Cas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Cloud servers</text:p>
              </text:list-item>
              <text:list-item>
                <text:p>Routers</text:p>
              </text:list-item>
              <text:list-item>
                <text:p>Internet of Things devices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stall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nstructions on developer site:</text:p>
                <text:list>
                  <text:list-item>
                    <text:p><text:a xlink:href="https://developer.ubuntu.com/en/snappy/start/" xlink:type="simple">https://developer.ubuntu.com/en/snappy/start/</text:a></text:p>
                  </text:list-item>
                </text:list>
              </text:list-item>
              <text:list-item>
                <text:p>Images available for:</text:p>
                <text:list>
                  <text:list-item>
                    <text:p>x86 (bare metal, cloud, VM)</text:p>
                  </text:list-item>
                  <text:list-item>
                    <text:p>Beaglebone Black</text:p>
                  </text:list-item>
                  <text:list-item>
                    <text:p><text:span text:style-name="T2">Raspberry Pi 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<text:span text:style-name="T3">Partition Layout (R-Pi 2)</text:span></text:p>
          </draw:text-box>
        </draw:frame>
        <draw:frame draw:style-name="standard" draw:layer="layout" svg:width="25.198cm" svg:height="5.159cm" svg:x="1.4cm" svg:y="4.914cm" presentation:class="tabl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1">mmcblk0p1</text:span></text:p>
              </table:table-cell>
              <table:table-cell>
                <text:p text:style-name="P4"><text:span text:style-name="T1">64 MB</text:span></text:p>
              </table:table-cell>
              <table:table-cell>
                <text:p text:style-name="P4"><text:span text:style-name="T1">system-boot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1">mmcblk0p2</text:span></text:p>
              </table:table-cell>
              <table:table-cell>
                <text:p text:style-name="P4"><text:span text:style-name="T1">1 GB</text:span></text:p>
              </table:table-cell>
              <table:table-cell>
                <text:p text:style-name="P4"><text:span text:style-name="T1">system-a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1">mmcblk0p3</text:span></text:p>
              </table:table-cell>
              <table:table-cell>
                <text:p text:style-name="P4"><text:span text:style-name="T1">1 GB</text:span></text:p>
              </table:table-cell>
              <table:table-cell>
                <text:p text:style-name="P4"><text:span text:style-name="T1">system-b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1">mmcblk0p4</text:span></text:p>
              </table:table-cell>
              <table:table-cell>
                <text:p text:style-name="P4"><text:span text:style-name="T1">(remainder)</text:span></text:p>
              </table:table-cell>
              <table:table-cell>
                <text:p text:style-name="P4"><text:span text:style-name="T1">writabl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ad-only Root Image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p text:style-name="P5"><text:span text:style-name="T4">$ cat /etc/fstab</text:span></text:p>
            <text:p text:style-name="P5"><text:span text:style-name="T5"># Auto-generated by /init</text:span></text:p>
            <text:p text:style-name="P5"><text:span text:style-name="T5"># DO NOT EDIT THIS FILE BY HAND - YOUR CHANGES WILL BE OVERWRITTEN</text:span></text:p>
            <text:p text:style-name="P5"><text:span text:style-name="T5"># (See writable-paths(5) for details)</text:span></text:p>
            <text:p text:style-name="P5"><text:span text:style-name="T5">/dev/root / rootfs defaults,ro 0 0</text:span></text:p>
            <text:p text:style-name="P5"><text:span text:style-name="T5">/writable/user-data /home none bind 0 0</text:span></text:p>
            <text:p text:style-name="P5"><text:span text:style-name="T5">/writable/system-data/apps /apps none bind 0 0</text:span></text:p>
            <text:p text:style-name="P5"><text:span text:style-name="T5">/writable/system-data/oem /oem none bind 0 0</text:span></text:p>
            <text:p text:style-name="P5"><text:span text:style-name="T5">tmpfs /tmp tmpfs defaults 0 0</text:span></text:p>
            <text:p text:style-name="P5"><text:span text:style-name="T5">tmpfs /mnt tmpfs defaults 0 0</text:span></text:p>
            <text:p text:style-name="P5"><text:span text:style-name="T5">/writable/system-data/var/lib/apps /var/lib/apps none bind 0 0</text:span></text:p>
            <text:p text:style-name="P5"><text:span text:style-name="T5">/writable/system-data/var/lib/cloud /var/lib/cloud none bind 0 0</text:span></text:p>
            <text:p text:style-name="P5"><text:span text:style-name="T5">...</text:span></text:p>
            <text:p text:style-name="P5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ransactional Updat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System image is read only, so in known state</text:p>
              </text:list-item>
              <text:list-item>
                <text:p>Apply binary patch to contents of system-a partition and write to system-b</text:p>
              </text:list-item>
              <text:list-item>
                <text:p>Boot with system-b as roo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pplication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nstalled to <text:span text:style-name="T5">/apps/$package/$version</text:span></text:p>
                <text:list>
                  <text:list-item>
                    <text:p>Contents of this directory are under control of package</text:p>
                  </text:list-item>
                </text:list>
              </text:list-item>
              <text:list-item>
                <text:p>System wide writable data in <text:span text:style-name="T5">/var/lib/apps/$package/$version</text:span></text:p>
              </text:list-item>
              <text:list-item>
                <text:p>Per user data in <text:span text:style-name="T5">~/apps/$package/$version</text:span></text:p>
              </text:list-item>
              <text:list-item>
                <text:p>Commands from package made available on <text:span text:style-name="T5">$PATH</text:span></text:p>
                <text:list>
                  <text:list-item>
                    <text:p>Using wrapper to enforce confinement</text:p>
                  </text:list-item>
                </text:list>
              </text:list-item>
              <text:list-item>
                <text:p>Can install services managed by system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ramework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Packaged the same way as applications</text:p>
              </text:list-item>
              <text:list-item>
                <text:p>Provide extra functionality for apps</text:p>
              </text:list-item>
              <text:list-item>
                <text:p>Can provide security policy fragments for dependent app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reating Snappy Packag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Use Snapcraft</text:p>
                <text:list>
                  <text:list-item>
                    <text:p><text:a xlink:href="https://developer.ubuntu.com/en/snappy/snapcraft/" xlink:type="simple">https://developer.ubuntu.com/en/snappy/snapcraft/</text:a></text:p>
                  </text:list-item>
                </text:list>
              </text:list-item>
              <text:list-item>
                <text:p>Package metadata and build description expressed as YAML</text:p>
              </text:list-item>
              <text:list-item>
                <text:p>Supports common build systems (make, autotools, Python pip, Go, etc)</text:p>
              </text:list-item>
              <text:list-item>
                <text:p>Does not currently support cross compil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imple Python Snapcraft Projec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a xlink:href="https://github.com/jhenstridge/plug-snappy-example-python" xlink:type="simple">https://github.com/jhenstridge/plug-snappy-example-python</text:a></text:p>
            <text:p/>
            <text:list text:style-name="L3">
              <text:list-item>
                <text:list>
                  <text:list-item>
                    <text:p><text:span text:style-name="T5">snapcraft.yaml </text:span></text:p>
                  </text:list-item>
                  <text:list-item>
                    <text:p><text:span text:style-name="T5">readme.md</text:span></text:p>
                  </text:list-item>
                  <text:list-item>
                    <text:p><text:span text:style-name="T5">icon.png</text:span></text:p>
                  </text:list-item>
                  <text:list-item>
                    <text:p><text:span text:style-name="T6">setup</text:span><text:span text:style-name="T5">.py</text:span></text:p>
                  </text:list-item>
                  <text:list-item>
                    <text:p><text:span text:style-name="T5">mycat.p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napcraft.yaml</text:p>
          </draw:text-box>
        </draw:frame>
        <draw:frame presentation:style-name="pr5" draw:layer="layout" svg:width="25.199cm" svg:height="12.179cm" svg:x="1.4cm" svg:y="4.914cm" presentation:class="outline">
          <draw:text-box>
            <text:p><text:span text:style-name="T5">name: plug-example-python</text:span></text:p>
            <text:p><text:span text:style-name="T5">version: 1</text:span></text:p>
            <text:p><text:span text:style-name="T5">vendor: James Henstridge &lt;james@jamesh.id.au&gt;</text:span></text:p>
            <text:p><text:span text:style-name="T5">summary: Example python package</text:span></text:p>
            <text:p><text:span text:style-name="T5">description: Example python package</text:span></text:p>
            <text:p><text:span text:style-name="T5">icon: icon.png</text:span></text:p>
            <text:p><text:span text:style-name="T5">binaries:</text:span></text:p>
            <text:p><text:span text:style-name="T5"><text:s text:c="2"/></text:span><text:span text:style-name="T5">mycat:</text:span></text:p>
            <text:p><text:span text:style-name="T5"><text:s text:c="4"/></text:span><text:span text:style-name="T5">exec: usr/bin/mycat.py</text:span></text:p>
            <text:p><text:span text:style-name="T5"/></text:p>
            <text:p><text:span text:style-name="T5">parts:</text:span></text:p>
            <text:p><text:span text:style-name="T5"><text:s text:c="2"/></text:span><text:span text:style-name="T5">mycat:</text:span></text:p>
            <text:p><text:span text:style-name="T5"><text:s text:c="4"/></text:span><text:span text:style-name="T5">type: python3-project</text:span></text:p>
            <text:p><text:span text:style-name="T5"><text:s text:c="4"/></text:span><text:span text:style-name="T5">source: 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<text:span text:style-name="T7">mycat.py (trivial Python application)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pan text:style-name="T4">import</text:span><text:span text:style-name="T5"> sys</text:span></text:p>
            <text:p><text:span text:style-name="T5"/></text:p>
            <text:p><text:span text:style-name="T4">def</text:span><text:span text:style-name="T5"> main(argv):</text:span></text:p>
            <text:p><text:span text:style-name="T5"><text:s text:c="4"/></text:span><text:span text:style-name="T4">try</text:span><text:span text:style-name="T5">:</text:span></text:p>
            <text:p><text:span text:style-name="T5"><text:s text:c="8"/></text:span><text:span text:style-name="T4">with</text:span><text:span text:style-name="T5"> open(argv[1], 'r') </text:span><text:span text:style-name="T4">as</text:span><text:span text:style-name="T5"> fp:</text:span></text:p>
            <text:p><text:span text:style-name="T5"><text:s text:c="12"/></text:span><text:span text:style-name="T5">buf = fp.read(4096)</text:span></text:p>
            <text:p><text:span text:style-name="T5"><text:s text:c="12"/></text:span><text:span text:style-name="T4">while</text:span><text:span text:style-name="T5"> buf:</text:span></text:p>
            <text:p><text:span text:style-name="T5"><text:s text:c="16"/></text:span><text:span text:style-name="T5">sys.stdout.write(buf)</text:span></text:p>
            <text:p><text:span text:style-name="T5"><text:s text:c="16"/></text:span><text:span text:style-name="T5">buf = fp.read(4096)</text:span></text:p>
            <text:p><text:span text:style-name="T5"><text:s text:c="4"/></text:span><text:span text:style-name="T4">except</text:span><text:span text:style-name="T5"> Exception </text:span><text:span text:style-name="T4">as</text:span><text:span text:style-name="T5"> exc:</text:span></text:p>
            <text:p><text:span text:style-name="T5"><text:s text:c="8"/></text:span><text:span text:style-name="T5">print("Error:", str(exc))</text:span></text:p>
            <text:p><text:span text:style-name="T5"><text:s text:c="8"/></text:span><text:span text:style-name="T4">return</text:span><text:span text:style-name="T5"> 1</text:span></text:p>
            <text:p><text:span text:style-name="T5"/></text:p>
            <text:p><text:span text:style-name="T4">if</text:span><text:span text:style-name="T5"> __name__ == "__main__":</text:span></text:p>
            <text:p><text:span text:style-name="T5"><text:s text:c="4"/></text:span><text:span text:style-name="T5">sys.exit(main(sys.argv)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uilding and Deployi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Running “snapcraft” downloads dependencies and assembles package</text:p>
                <text:list>
                  <text:list-item>
                    <text:p>Must be done on same arch as target</text:p>
                  </text:list-item>
                </text:list>
              </text:list-item>
              <text:list-item>
                <text:p>Copy <text:span text:style-name="T5">plug-example-python_1_armhf.snap</text:span> to target</text:p>
              </text:list-item>
              <text:list-item>
                <text:p>Install package:</text:p>
              </text:list-item>
            </text:list>
            <text:p text:style-name="P6"><text:span text:style-name="T5">sudo snappy install --allow-untrusted \</text:span><text:span text:style-name="T5"><text:line-break/></text:span><text:span text:style-name="T5"> <text:s text:c="3"/>plug-example-python_1_armhf.sna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6">Building for ARM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qemu: emulated ARM system (slow)</text:p>
              </text:list-item>
              <text:list-item>
                <text:p text:style-name="P7">Ubuntu on another ARM device (e.g. Chromebook with Crouton)</text:p>
              </text:list-item>
              <text:list-item>
                <text:p text:style-name="P7">Run traditional Ubuntu inside container on R-Pi:</text:p>
              </text:list-item>
            </text:list>
            <text:p text:style-name="P6"><text:span text:style-name="T8">sudo snappy install lxd</text:span><text:span text:style-name="T8"><text:line-break/></text:span><text:span text:style-name="T8">lxc remote add images images.linuxcontainers.org</text:span><text:span text:style-name="T8"><text:line-break/></text:span><text:span text:style-name="T8">lxc launch images:ubuntu/vivid/armhf dev</text:span><text:span text:style-name="T8"><text:line-break/></text:span><text:span text:style-name="T8">lxc exec dev bas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6">Securit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No access to data owned by other apps:</text:p>
              </text:list-item>
            </text:list>
            <text:p text:style-name="P6"><text:span text:style-name="T8">$ plug-example-python.mycat \</text:span><text:span text:style-name="T8"><text:line-break/></text:span><text:span text:style-name="T8"> <text:s text:c="3"/>apps/lxd/0.19-1/.config/lxc/client.key</text:span><text:span text:style-name="T8"><text:line-break/></text:span><text:span text:style-name="T8">Error: [Errno 2] No such file or directory: 'apps/lxd/0.19-1/.config/lxc/client.key'</text:span></text:p>
            <text:list text:continue-numbering="true" text:style-name="L3">
              <text:list-item>
                <text:p text:style-name="P7">Access to hardware must be granted post-install. <text:s/>For example:</text:p>
              </text:list-item>
            </text:list>
            <text:p text:style-name="P6"><text:span text:style-name="T8">sudo snappy hw-assign my-webcam-app /dev/video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7">Servic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 text:style-name="P7"><text:span text:style-name="T5">services:</text:span></text:p>
            <text:p text:style-name="P7"><text:span text:style-name="T5"><text:s/></text:span><text:span text:style-name="T5">- name: webserver</text:span></text:p>
            <text:p text:style-name="P7"><text:span text:style-name="T5"><text:s text:c="3"/></text:span><text:span text:style-name="T5">description: "..."</text:span></text:p>
            <text:p text:style-name="P7"><text:span text:style-name="T5"><text:s text:c="3"/></text:span><text:span text:style-name="T5">start: ./path-to-webserver</text:span></text:p>
            <text:p text:style-name="P7"><text:span text:style-name="T5"><text:s text:c="3"/></text:span><text:span text:style-name="T5">caps:</text:span></text:p>
            <text:p text:style-name="P7"><text:span text:style-name="T5"><text:s text:c="4"/></text:span><text:span text:style-name="T5">- networking</text:span></text:p>
            <text:p text:style-name="P7"><text:span text:style-name="T5"><text:s text:c="4"/></text:span><text:span text:style-name="T5">- network-servi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7">Resources: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 text:style-name="P7">Snappy developer documentation:</text:p>
                <text:list>
                  <text:list-item>
                    <text:p text:style-name="P7"><text:a xlink:href="https://developer.ubuntu.com/en/snappy/" xlink:type="simple">https://developer.ubuntu.com/en/snappy/</text:a></text:p>
                  </text:list-item>
                </text:list>
              </text:list-item>
              <text:list-item>
                <text:p text:style-name="P7">Python test example:</text:p>
                <text:list>
                  <text:list-item>
                    <text:p text:style-name="P7"><text:a xlink:href="https://github.com/jhenstridge/plug-snappy-example-python/" xlink:type="simple">https://github.com/jhenstridge/plug-snappy-example-python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 text:style-name="P7">Demo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2T15:15:14.171318268</meta:creation-date>
    <dc:date>2015-10-13T17:25:03.388550177</dc:date>
    <meta:editing-duration>PT27M56S</meta:editing-duration>
    <meta:editing-cycles>4</meta:editing-cycles>
    <meta:generator>LibreOffice/4.4.2.2$Linux_X86_64 LibreOffice_project/40m0$Build-2</meta:generator>
    <meta:document-statistic meta:object-count="101"/>
  </office:meta>
</office:document-meta>
</file>